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_to_c</text:p>
          </table:table-cell>
          <table:table-cell office:value-type="string">
            <text:p>c_to_ca</text:p>
          </table:table-cell>
          <table:table-cell office:value-type="string">
            <text:p>c_to_cc</text:p>
          </table:table-cell>
          <table:table-cell office:value-type="string">
            <text:p>c_to_n</text:p>
          </table:table-cell>
          <table:table-cell office:value-type="string">
            <text:p>c_to_na</text:p>
          </table:table-cell>
          <table:table-cell office:value-type="string">
            <text:p>c_to_nc</text:p>
          </table:table-cell>
          <table:table-cell office:value-type="string">
            <text:p>c_to_i</text:p>
          </table:table-cell>
          <table:table-cell office:value-type="string">
            <text:p>c_to_ia</text:p>
          </table:table-cell>
          <table:table-cell office:value-type="string">
            <text:p>c_to_ic</text:p>
          </table:table-cell>
          <table:table-cell office:value-type="string">
            <text:p>c_total</text:p>
          </table:table-cell>
          <table:table-cell office:value-type="string">
            <text:p>i_to_i</text:p>
          </table:table-cell>
          <table:table-cell/>
          <table:table-cell office:value-type="string">
            <text:p>i_to_n</text:p>
          </table:table-cell>
          <table:table-cell/>
          <table:table-cell office:value-type="string">
            <text:p>i_total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148095909732017">
            <text:p>0.014809591</text:p>
          </table:table-cell>
          <table:table-cell table:formula="of:=[.B2]*[.Q2]" office:value-type="float" office:value="21">
            <text:p>21</text:p>
          </table:table-cell>
          <table:table-cell table:formula="of:=[.C2]/[.$K2]" office:value-type="float" office:value="0.0148095909732017">
            <text:p>0.014809591</text:p>
          </table:table-cell>
          <table:table-cell office:value-type="float" office:value="0.985190409026798">
            <text:p>0.985190409</text:p>
          </table:table-cell>
          <table:table-cell table:formula="of:=[.E2]*[.$Q2]" office:value-type="float" office:value="1397">
            <text:p>1397</text:p>
          </table:table-cell>
          <table:table-cell table:formula="of:=[.F2]/[.$K2]" office:value-type="float" office:value="0.985190409026798">
            <text:p>0.985190409</text:p>
          </table:table-cell>
          <table:table-cell office:value-type="float" office:value="0">
            <text:p>0</text:p>
          </table:table-cell>
          <table:table-cell table:formula="of:=[.H2]*[.$Q2]" office:value-type="float" office:value="0">
            <text:p>0</text:p>
          </table:table-cell>
          <table:table-cell table:formula="of:=[.I2]/[.$K2]" office:value-type="float" office:value="0">
            <text:p>0</text:p>
          </table:table-cell>
          <table:table-cell table:formula="of:=[.C2]+[.F2]+[.I2]"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L2]*[.$Q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2]*[.$Q2]" office:value-type="float" office:value="0">
            <text:p>0</text:p>
          </table:table-cell>
          <table:table-cell table:formula="of:=[.H2]+[.M2]+[.O2]"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.0535714285714286">
            <text:p>0.0535714286</text:p>
          </table:table-cell>
          <table:table-cell table:formula="of:=[.B3]*[.Q3]" office:value-type="float" office:value="6">
            <text:p>6</text:p>
          </table:table-cell>
          <table:table-cell table:formula="of:=[.C3]/[.$K3]" office:value-type="float" office:value="0.0535714285714286">
            <text:p>0.0535714286</text:p>
          </table:table-cell>
          <table:table-cell office:value-type="float" office:value="0.946428571428571">
            <text:p>0.9464285714</text:p>
          </table:table-cell>
          <table:table-cell table:formula="of:=[.E3]*[.$Q3]" office:value-type="float" office:value="106">
            <text:p>106</text:p>
          </table:table-cell>
          <table:table-cell table:formula="of:=[.F3]/[.$K3]" office:value-type="float" office:value="0.946428571428571">
            <text:p>0.9464285714</text:p>
          </table:table-cell>
          <table:table-cell office:value-type="float" office:value="0">
            <text:p>0</text:p>
          </table:table-cell>
          <table:table-cell table:formula="of:=[.H3]*[.$Q3]" office:value-type="float" office:value="0">
            <text:p>0</text:p>
          </table:table-cell>
          <table:table-cell table:formula="of:=[.I3]/[.$K3]" office:value-type="float" office:value="0">
            <text:p>0</text:p>
          </table:table-cell>
          <table:table-cell table:formula="of:=[.C3]+[.F3]+[.I3]"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L3]*[.$Q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3]*[.$Q3]" office:value-type="float" office:value="0">
            <text:p>0</text:p>
          </table:table-cell>
          <table:table-cell table:formula="of:=[.H3]+[.M3]+[.O3]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00594059405940594">
            <text:p>0.0059405941</text:p>
          </table:table-cell>
          <table:table-cell table:formula="of:=[.B4]*[.Q4]" office:value-type="float" office:value="3">
            <text:p>3</text:p>
          </table:table-cell>
          <table:table-cell table:formula="of:=[.C4]/[.$K4]" office:value-type="float" office:value="0.00594059405940594">
            <text:p>0.0059405941</text:p>
          </table:table-cell>
          <table:table-cell office:value-type="float" office:value="0.994059405940594">
            <text:p>0.9940594059</text:p>
          </table:table-cell>
          <table:table-cell table:formula="of:=[.E4]*[.$Q4]" office:value-type="float" office:value="502">
            <text:p>502</text:p>
          </table:table-cell>
          <table:table-cell table:formula="of:=[.F4]/[.$K4]" office:value-type="float" office:value="0.994059405940594">
            <text:p>0.9940594059</text:p>
          </table:table-cell>
          <table:table-cell office:value-type="float" office:value="0">
            <text:p>0</text:p>
          </table:table-cell>
          <table:table-cell table:formula="of:=[.H4]*[.$Q4]" office:value-type="float" office:value="0">
            <text:p>0</text:p>
          </table:table-cell>
          <table:table-cell table:formula="of:=[.I4]/[.$K4]" office:value-type="float" office:value="0">
            <text:p>0</text:p>
          </table:table-cell>
          <table:table-cell table:formula="of:=[.C4]+[.F4]+[.I4]" office:value-type="float" office:value="505">
            <text:p>505</text:p>
          </table:table-cell>
          <table:table-cell office:value-type="float" office:value="0">
            <text:p>0</text:p>
          </table:table-cell>
          <table:table-cell table:formula="of:=[.L4]*[.$Q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4]*[.$Q4]" office:value-type="float" office:value="0">
            <text:p>0</text:p>
          </table:table-cell>
          <table:table-cell table:formula="of:=[.H4]+[.M4]+[.O4]"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table:formula="of:=[.B5]*[.Q5]" office:value-type="float" office:value="0">
            <text:p>0</text:p>
          </table:table-cell>
          <table:table-cell table:formula="of:=[.C5]/[.$K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5]*[.$Q5]" office:value-type="float" office:value="512">
            <text:p>512</text:p>
          </table:table-cell>
          <table:table-cell table:formula="of:=[.F5]/[.$K5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5]*[.$Q5]" office:value-type="float" office:value="0">
            <text:p>0</text:p>
          </table:table-cell>
          <table:table-cell table:formula="of:=[.I5]/[.$K5]" office:value-type="float" office:value="0">
            <text:p>0</text:p>
          </table:table-cell>
          <table:table-cell table:formula="of:=[.C5]+[.F5]+[.I5]" office:value-type="float" office:value="512">
            <text:p>512</text:p>
          </table:table-cell>
          <table:table-cell office:value-type="float" office:value="0">
            <text:p>0</text:p>
          </table:table-cell>
          <table:table-cell table:formula="of:=[.L5]*[.$Q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]*[.$Q5]" office:value-type="float" office:value="0">
            <text:p>0</text:p>
          </table:table-cell>
          <table:table-cell table:formula="of:=[.H5]+[.M5]+[.O5]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185729668991994">
            <text:p>0.185729669</text:p>
          </table:table-cell>
          <table:table-cell table:formula="of:=[.B6]*[.Q6]" office:value-type="float" office:value="3967">
            <text:p>3967</text:p>
          </table:table-cell>
          <table:table-cell table:formula="of:=[.C6]/[.$K6]" office:value-type="float" office:value="0.185729668991994">
            <text:p>0.185729669</text:p>
          </table:table-cell>
          <table:table-cell office:value-type="float" office:value="0.814270331008006">
            <text:p>0.814270331</text:p>
          </table:table-cell>
          <table:table-cell table:formula="of:=[.E6]*[.$Q6]" office:value-type="float" office:value="17392">
            <text:p>17392</text:p>
          </table:table-cell>
          <table:table-cell table:formula="of:=[.F6]/[.$K6]" office:value-type="float" office:value="0.814270331008006">
            <text:p>0.814270331</text:p>
          </table:table-cell>
          <table:table-cell office:value-type="float" office:value="0">
            <text:p>0</text:p>
          </table:table-cell>
          <table:table-cell table:formula="of:=[.H6]*[.$Q6]" office:value-type="float" office:value="0">
            <text:p>0</text:p>
          </table:table-cell>
          <table:table-cell table:formula="of:=[.I6]/[.$K6]" office:value-type="float" office:value="0">
            <text:p>0</text:p>
          </table:table-cell>
          <table:table-cell table:formula="of:=[.C6]+[.F6]+[.I6]" office:value-type="float" office:value="21359">
            <text:p>21359</text:p>
          </table:table-cell>
          <table:table-cell office:value-type="float" office:value="0">
            <text:p>0</text:p>
          </table:table-cell>
          <table:table-cell table:formula="of:=[.L6]*[.$Q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6]*[.$Q6]" office:value-type="float" office:value="0">
            <text:p>0</text:p>
          </table:table-cell>
          <table:table-cell table:formula="of:=[.H6]+[.M6]+[.O6]" office:value-type="float" office:value="0">
            <text:p>0</text:p>
          </table:table-cell>
          <table:table-cell office:value-type="float" office:value="21359">
            <text:p>2135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47107337953236">
            <text:p>0.4710733795</text:p>
          </table:table-cell>
          <table:table-cell table:formula="of:=[.B7]*[.Q7]" office:value-type="float" office:value="66142">
            <text:p>66142</text:p>
          </table:table-cell>
          <table:table-cell table:formula="of:=[.C7]/[.$K7]" office:value-type="float" office:value="0.47107337953236">
            <text:p>0.4710733795</text:p>
          </table:table-cell>
          <table:table-cell office:value-type="float" office:value="0.52892662046764">
            <text:p>0.5289266205</text:p>
          </table:table-cell>
          <table:table-cell table:formula="of:=[.E7]*[.$Q7]" office:value-type="float" office:value="74265">
            <text:p>74265</text:p>
          </table:table-cell>
          <table:table-cell table:formula="of:=[.F7]/[.$K7]" office:value-type="float" office:value="0.52892662046764">
            <text:p>0.5289266205</text:p>
          </table:table-cell>
          <table:table-cell office:value-type="float" office:value="0">
            <text:p>0</text:p>
          </table:table-cell>
          <table:table-cell table:formula="of:=[.H7]*[.$Q7]" office:value-type="float" office:value="0">
            <text:p>0</text:p>
          </table:table-cell>
          <table:table-cell table:formula="of:=[.I7]/[.$K7]" office:value-type="float" office:value="0">
            <text:p>0</text:p>
          </table:table-cell>
          <table:table-cell table:formula="of:=[.C7]+[.F7]+[.I7]" office:value-type="float" office:value="140407">
            <text:p>140407</text:p>
          </table:table-cell>
          <table:table-cell office:value-type="float" office:value="0">
            <text:p>0</text:p>
          </table:table-cell>
          <table:table-cell table:formula="of:=[.L7]*[.$Q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7]*[.$Q7]" office:value-type="float" office:value="0">
            <text:p>0</text:p>
          </table:table-cell>
          <table:table-cell table:formula="of:=[.H7]+[.M7]+[.O7]" office:value-type="float" office:value="0">
            <text:p>0</text:p>
          </table:table-cell>
          <table:table-cell office:value-type="float" office:value="140407">
            <text:p>14040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660122826164169">
            <text:p>0.6601228262</text:p>
          </table:table-cell>
          <table:table-cell table:formula="of:=[.B8]*[.Q8]" office:value-type="float" office:value="204444">
            <text:p>204444</text:p>
          </table:table-cell>
          <table:table-cell table:formula="of:=[.C8]/[.$K8]" office:value-type="float" office:value="0.660950866098966">
            <text:p>0.6609508661</text:p>
          </table:table-cell>
          <table:table-cell office:value-type="float" office:value="0.336935674478376">
            <text:p>0.3369356745</text:p>
          </table:table-cell>
          <table:table-cell table:formula="of:=[.E8]*[.$Q8]" office:value-type="float" office:value="104351">
            <text:p>104351</text:p>
          </table:table-cell>
          <table:table-cell table:formula="of:=[.F8]/[.$K8]" office:value-type="float" office:value="0.337358317330385">
            <text:p>0.3373583173</text:p>
          </table:table-cell>
          <table:table-cell office:value-type="float" office:value="0.00168869831388478">
            <text:p>0.0016886983</text:p>
          </table:table-cell>
          <table:table-cell table:formula="of:=[.H8]*[.$Q8]" office:value-type="float" office:value="523">
            <text:p>523</text:p>
          </table:table-cell>
          <table:table-cell table:formula="of:=[.I8]/[.$K8]" office:value-type="float" office:value="0.00169081657064898">
            <text:p>0.0016908166</text:p>
          </table:table-cell>
          <table:table-cell table:formula="of:=[.C8]+[.F8]+[.I8]" office:value-type="float" office:value="309318">
            <text:p>309318</text:p>
          </table:table-cell>
          <table:table-cell office:value-type="float" office:value="0">
            <text:p>0</text:p>
          </table:table-cell>
          <table:table-cell table:formula="of:=[.L8]*[.$Q8]" office:value-type="float" office:value="0">
            <text:p>0</text:p>
          </table:table-cell>
          <table:table-cell office:value-type="float" office:value="0.00125280104357035">
            <text:p>0.001252801</text:p>
          </table:table-cell>
          <table:table-cell table:formula="of:=[.N8]*[.$Q8]" office:value-type="float" office:value="388">
            <text:p>388</text:p>
          </table:table-cell>
          <table:table-cell table:formula="of:=[.H8]+[.M8]+[.O8]" office:value-type="float" office:value="388.001688698314">
            <text:p>388.0016886983</text:p>
          </table:table-cell>
          <table:table-cell office:value-type="float" office:value="309706">
            <text:p>30970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632661725222021">
            <text:p>0.6326617252</text:p>
          </table:table-cell>
          <table:table-cell table:formula="of:=[.B9]*[.Q9]" office:value-type="float" office:value="220556">
            <text:p>220556</text:p>
          </table:table-cell>
          <table:table-cell table:formula="of:=[.C9]/[.$K9]" office:value-type="float" office:value="0.638683690046304">
            <text:p>0.63868369</text:p>
          </table:table-cell>
          <table:table-cell office:value-type="float" office:value="0.348532482731716">
            <text:p>0.3485324827</text:p>
          </table:table-cell>
          <table:table-cell table:formula="of:=[.E9]*[.$Q9]" office:value-type="float" office:value="121504">
            <text:p>121504</text:p>
          </table:table-cell>
          <table:table-cell table:formula="of:=[.F9]/[.$K9]" office:value-type="float" office:value="0.351849974951423">
            <text:p>0.351849975</text:p>
          </table:table-cell>
          <table:table-cell office:value-type="float" office:value="0.00937707965211006">
            <text:p>0.0093770797</text:p>
          </table:table-cell>
          <table:table-cell table:formula="of:=[.H9]*[.$Q9]" office:value-type="float" office:value="3269">
            <text:p>3269</text:p>
          </table:table-cell>
          <table:table-cell table:formula="of:=[.I9]/[.$K9]" office:value-type="float" office:value="0.0094663350022732">
            <text:p>0.009466335</text:p>
          </table:table-cell>
          <table:table-cell table:formula="of:=[.C9]+[.F9]+[.I9]" office:value-type="float" office:value="345329">
            <text:p>345329</text:p>
          </table:table-cell>
          <table:table-cell table:style-name="ce1" office:value-type="float" office:value="0.0000028684856690456">
            <text:p>2.87E-006</text:p>
          </table:table-cell>
          <table:table-cell table:formula="of:=[.L9]*[.$Q9]" office:value-type="float" office:value="1">
            <text:p>1</text:p>
          </table:table-cell>
          <table:table-cell office:value-type="float" office:value="0.00942584390848383">
            <text:p>0.0094258439</text:p>
          </table:table-cell>
          <table:table-cell table:formula="of:=[.N9]*[.$Q9]" office:value-type="float" office:value="3286">
            <text:p>3286</text:p>
          </table:table-cell>
          <table:table-cell table:formula="of:=[.H9]+[.M9]+[.O9]" office:value-type="float" office:value="3287.00937707965">
            <text:p>3287.0093770797</text:p>
          </table:table-cell>
          <table:table-cell office:value-type="float" office:value="348616">
            <text:p>348616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616213515040467">
            <text:p>0.616213515</text:p>
          </table:table-cell>
          <table:table-cell table:formula="of:=[.B10]*[.Q10]" office:value-type="float" office:value="358839">
            <text:p>358839</text:p>
          </table:table-cell>
          <table:table-cell table:formula="of:=[.C10]/[.$K10]" office:value-type="float" office:value="0.626801771902489">
            <text:p>0.6268017719</text:p>
          </table:table-cell>
          <table:table-cell office:value-type="float" office:value="0.290327289212799">
            <text:p>0.2903272892</text:p>
          </table:table-cell>
          <table:table-cell table:formula="of:=[.E10]*[.$Q10]" office:value-type="float" office:value="169066">
            <text:p>169066</text:p>
          </table:table-cell>
          <table:table-cell table:formula="of:=[.F10]/[.$K10]" office:value-type="float" office:value="0.295315917078317">
            <text:p>0.2953159171</text:p>
          </table:table-cell>
          <table:table-cell office:value-type="float" office:value="0.0765666830949515">
            <text:p>0.0765666831</text:p>
          </table:table-cell>
          <table:table-cell table:formula="of:=[.H10]*[.$Q10]" office:value-type="float" office:value="44587">
            <text:p>44587</text:p>
          </table:table-cell>
          <table:table-cell table:formula="of:=[.I10]/[.$K10]" office:value-type="float" office:value="0.0778823110191933">
            <text:p>0.077882311</text:p>
          </table:table-cell>
          <table:table-cell table:formula="of:=[.C10]+[.F10]+[.I10]" office:value-type="float" office:value="572492">
            <text:p>572492</text:p>
          </table:table-cell>
          <table:table-cell office:value-type="float" office:value="0.00207958044335762">
            <text:p>0.0020795804</text:p>
          </table:table-cell>
          <table:table-cell table:formula="of:=[.L10]*[.$Q10]" office:value-type="float" office:value="1211">
            <text:p>1211</text:p>
          </table:table-cell>
          <table:table-cell office:value-type="float" office:value="0.0148129322084251">
            <text:p>0.0148129322</text:p>
          </table:table-cell>
          <table:table-cell table:formula="of:=[.N10]*[.$Q10]" office:value-type="float" office:value="8626">
            <text:p>8626</text:p>
          </table:table-cell>
          <table:table-cell table:formula="of:=[.H10]+[.M10]+[.O10]" office:value-type="float" office:value="9837.0765666831">
            <text:p>9837.0765666831</text:p>
          </table:table-cell>
          <table:table-cell office:value-type="float" office:value="582329">
            <text:p>58232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684334540132912">
            <text:p>0.6843345401</text:p>
          </table:table-cell>
          <table:table-cell table:formula="of:=[.B11]*[.Q11]" office:value-type="float" office:value="501286">
            <text:p>501286</text:p>
          </table:table-cell>
          <table:table-cell table:formula="of:=[.C11]/[.$K11]" office:value-type="float" office:value="0.690483241573954">
            <text:p>0.6904832416</text:p>
          </table:table-cell>
          <table:table-cell office:value-type="float" office:value="0.261164261258457">
            <text:p>0.2611642613</text:p>
          </table:table-cell>
          <table:table-cell table:formula="of:=[.E11]*[.$Q11]" office:value-type="float" office:value="191307">
            <text:p>191307</text:p>
          </table:table-cell>
          <table:table-cell table:formula="of:=[.F11]/[.$K11]" office:value-type="float" office:value="0.263510805200601">
            <text:p>0.2635108052</text:p>
          </table:table-cell>
          <table:table-cell office:value-type="float" office:value="0.0455962736650121">
            <text:p>0.0455962737</text:p>
          </table:table-cell>
          <table:table-cell table:formula="of:=[.H11]*[.$Q11]" office:value-type="float" office:value="33400">
            <text:p>33400</text:p>
          </table:table-cell>
          <table:table-cell table:formula="of:=[.I11]/[.$K11]" office:value-type="float" office:value="0.0460059532254443">
            <text:p>0.0460059532</text:p>
          </table:table-cell>
          <table:table-cell table:formula="of:=[.C11]+[.F11]+[.I11]" office:value-type="float" office:value="725993">
            <text:p>725993</text:p>
          </table:table-cell>
          <table:table-cell office:value-type="float" office:value="0.000483265894533362">
            <text:p>0.0004832659</text:p>
          </table:table-cell>
          <table:table-cell table:formula="of:=[.L11]*[.$Q11]" office:value-type="float" office:value="354">
            <text:p>354</text:p>
          </table:table-cell>
          <table:table-cell office:value-type="float" office:value="0.00842165904908562">
            <text:p>0.008421659</text:p>
          </table:table-cell>
          <table:table-cell table:formula="of:=[.N11]*[.$Q11]" office:value-type="float" office:value="6169">
            <text:p>6169</text:p>
          </table:table-cell>
          <table:table-cell table:formula="of:=[.H11]+[.M11]+[.O11]" office:value-type="float" office:value="6523.04559627367">
            <text:p>6523.0455962737</text:p>
          </table:table-cell>
          <table:table-cell office:value-type="float" office:value="732516">
            <text:p>732516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734867884971044">
            <text:p>0.734867885</text:p>
          </table:table-cell>
          <table:table-cell table:formula="of:=[.B12]*[.Q12]" office:value-type="float" office:value="859464">
            <text:p>859464</text:p>
          </table:table-cell>
          <table:table-cell table:formula="of:=[.C12]/[.$K12]" office:value-type="float" office:value="0.743212872173273">
            <text:p>0.7432128722</text:p>
          </table:table-cell>
          <table:table-cell office:value-type="float" office:value="0.179747064894246">
            <text:p>0.1797470649</text:p>
          </table:table-cell>
          <table:table-cell table:formula="of:=[.E12]*[.$Q12]" office:value-type="float" office:value="210223">
            <text:p>210223</text:p>
          </table:table-cell>
          <table:table-cell table:formula="of:=[.F12]/[.$K12]" office:value-type="float" office:value="0.181788230370187">
            <text:p>0.1817882304</text:p>
          </table:table-cell>
          <table:table-cell office:value-type="float" office:value="0.0741567903525205">
            <text:p>0.0741567904</text:p>
          </table:table-cell>
          <table:table-cell table:formula="of:=[.H12]*[.$Q12]" office:value-type="float" office:value="86730">
            <text:p>86730</text:p>
          </table:table-cell>
          <table:table-cell table:formula="of:=[.I12]/[.$K12]" office:value-type="float" office:value="0.0749988974565403">
            <text:p>0.0749988975</text:p>
          </table:table-cell>
          <table:table-cell table:formula="of:=[.C12]+[.F12]+[.I12]" office:value-type="float" office:value="1156417">
            <text:p>1156417</text:p>
          </table:table-cell>
          <table:table-cell office:value-type="float" office:value="0.00166987445588">
            <text:p>0.0016698745</text:p>
          </table:table-cell>
          <table:table-cell table:formula="of:=[.L12]*[.$Q12]" office:value-type="float" office:value="1953">
            <text:p>1953</text:p>
          </table:table-cell>
          <table:table-cell office:value-type="float" office:value="0.00955838532630954">
            <text:p>0.0095583853</text:p>
          </table:table-cell>
          <table:table-cell table:formula="of:=[.N12]*[.$Q12]" office:value-type="float" office:value="11179">
            <text:p>11179</text:p>
          </table:table-cell>
          <table:table-cell table:formula="of:=[.H12]+[.M12]+[.O12]" office:value-type="float" office:value="13132.0741567904">
            <text:p>13132.0741567904</text:p>
          </table:table-cell>
          <table:table-cell office:value-type="float" office:value="1169549">
            <text:p>1169549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540042098316862">
            <text:p>0.5400420983</text:p>
          </table:table-cell>
          <table:table-cell table:formula="of:=[.B13]*[.Q13]" office:value-type="float" office:value="543399">
            <text:p>543399</text:p>
          </table:table-cell>
          <table:table-cell table:formula="of:=[.C13]/[.$K13]" office:value-type="float" office:value="0.577648348213953">
            <text:p>0.5776483482</text:p>
          </table:table-cell>
          <table:table-cell office:value-type="float" office:value="0.143062722119306">
            <text:p>0.1430627221</text:p>
          </table:table-cell>
          <table:table-cell table:formula="of:=[.E13]*[.$Q13]" office:value-type="float" office:value="143952">
            <text:p>143952</text:p>
          </table:table-cell>
          <table:table-cell table:formula="of:=[.F13]/[.$K13]" office:value-type="float" office:value="0.153025005607473">
            <text:p>0.1530250056</text:p>
          </table:table-cell>
          <table:table-cell office:value-type="float" office:value="0.251792855609531">
            <text:p>0.2517928556</text:p>
          </table:table-cell>
          <table:table-cell table:formula="of:=[.H13]*[.$Q13]" office:value-type="float" office:value="253358">
            <text:p>253358</text:p>
          </table:table-cell>
          <table:table-cell table:formula="of:=[.I13]/[.$K13]" office:value-type="float" office:value="0.269326646178574">
            <text:p>0.2693266462</text:p>
          </table:table-cell>
          <table:table-cell table:formula="of:=[.C13]+[.F13]+[.I13]" office:value-type="float" office:value="940709">
            <text:p>940709</text:p>
          </table:table-cell>
          <table:table-cell office:value-type="float" office:value="0.0319831924755718">
            <text:p>0.0319831925</text:p>
          </table:table-cell>
          <table:table-cell table:formula="of:=[.L13]*[.$Q13]" office:value-type="float" office:value="32182">
            <text:p>32182</text:p>
          </table:table-cell>
          <table:table-cell office:value-type="float" office:value="0.0331191314787282">
            <text:p>0.0331191315</text:p>
          </table:table-cell>
          <table:table-cell table:formula="of:=[.N13]*[.$Q13]" office:value-type="float" office:value="33325">
            <text:p>33325</text:p>
          </table:table-cell>
          <table:table-cell table:formula="of:=[.H13]+[.M13]+[.O13]" office:value-type="float" office:value="65507.2517928556">
            <text:p>65507.2517928556</text:p>
          </table:table-cell>
          <table:table-cell office:value-type="float" office:value="1006216">
            <text:p>1006216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239963997347173">
            <text:p>0.2399639973</text:p>
          </table:table-cell>
          <table:table-cell table:formula="of:=[.B14]*[.Q14]" office:value-type="float" office:value="227949">
            <text:p>227949</text:p>
          </table:table-cell>
          <table:table-cell table:formula="of:=[.C14]/[.$K14]" office:value-type="float" office:value="0.319059683108449">
            <text:p>0.3190596831</text:p>
          </table:table-cell>
          <table:table-cell office:value-type="float" office:value="0.0818639268156601">
            <text:p>0.0818639268</text:p>
          </table:table-cell>
          <table:table-cell table:formula="of:=[.E14]*[.$Q14]" office:value-type="float" office:value="77765">
            <text:p>77765</text:p>
          </table:table-cell>
          <table:table-cell table:formula="of:=[.F14]/[.$K14]" office:value-type="float" office:value="0.108847488942388">
            <text:p>0.1088474889</text:p>
          </table:table-cell>
          <table:table-cell office:value-type="float" office:value="0.430269598812544">
            <text:p>0.4302695988</text:p>
          </table:table-cell>
          <table:table-cell table:formula="of:=[.H14]*[.$Q14]" office:value-type="float" office:value="408726">
            <text:p>408726</text:p>
          </table:table-cell>
          <table:table-cell table:formula="of:=[.I14]/[.$K14]" office:value-type="float" office:value="0.572092827949163">
            <text:p>0.5720928279</text:p>
          </table:table-cell>
          <table:table-cell table:formula="of:=[.C14]+[.F14]+[.I14]" office:value-type="float" office:value="714440">
            <text:p>714440</text:p>
          </table:table-cell>
          <table:table-cell office:value-type="float" office:value="0.178435253123914">
            <text:p>0.1784352531</text:p>
          </table:table-cell>
          <table:table-cell table:formula="of:=[.L14]*[.$Q14]" office:value-type="float" office:value="169501">
            <text:p>169501</text:p>
          </table:table-cell>
          <table:table-cell office:value-type="float" office:value="0.0694672239007085">
            <text:p>0.0694672239</text:p>
          </table:table-cell>
          <table:table-cell table:formula="of:=[.N14]*[.$Q14]" office:value-type="float" office:value="65989">
            <text:p>65989</text:p>
          </table:table-cell>
          <table:table-cell table:formula="of:=[.H14]+[.M14]+[.O14]" office:value-type="float" office:value="235490.430269599">
            <text:p>235490.430269599</text:p>
          </table:table-cell>
          <table:table-cell office:value-type="float" office:value="949930">
            <text:p>949930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.158036565150193">
            <text:p>0.1580365652</text:p>
          </table:table-cell>
          <table:table-cell table:formula="of:=[.B15]*[.Q15]" office:value-type="float" office:value="157876">
            <text:p>157876</text:p>
          </table:table-cell>
          <table:table-cell table:formula="of:=[.C15]/[.$K15]" office:value-type="float" office:value="0.255506607929515">
            <text:p>0.2555066079</text:p>
          </table:table-cell>
          <table:table-cell office:value-type="float" office:value="0.0554903782242759">
            <text:p>0.0554903782</text:p>
          </table:table-cell>
          <table:table-cell table:formula="of:=[.E15]*[.$Q15]" office:value-type="float" office:value="55434">
            <text:p>55434</text:p>
          </table:table-cell>
          <table:table-cell table:formula="of:=[.F15]/[.$K15]" office:value-type="float" office:value="0.0897144170359317">
            <text:p>0.089714417</text:p>
          </table:table-cell>
          <table:table-cell office:value-type="float" office:value="0.40499547540301">
            <text:p>0.4049954754</text:p>
          </table:table-cell>
          <table:table-cell table:formula="of:=[.H15]*[.$Q15]" office:value-type="float" office:value="404584">
            <text:p>404584</text:p>
          </table:table-cell>
          <table:table-cell table:formula="of:=[.I15]/[.$K15]" office:value-type="float" office:value="0.654778975034553">
            <text:p>0.654778975</text:p>
          </table:table-cell>
          <table:table-cell table:formula="of:=[.C15]+[.F15]+[.I15]" office:value-type="float" office:value="617894">
            <text:p>617894</text:p>
          </table:table-cell>
          <table:table-cell office:value-type="float" office:value="0.311182161075653">
            <text:p>0.3111821611</text:p>
          </table:table-cell>
          <table:table-cell table:formula="of:=[.L15]*[.$Q15]" office:value-type="float" office:value="310866">
            <text:p>310866</text:p>
          </table:table-cell>
          <table:table-cell office:value-type="float" office:value="0.0702954201468692">
            <text:p>0.0702954201</text:p>
          </table:table-cell>
          <table:table-cell table:formula="of:=[.N15]*[.$Q15]" office:value-type="float" office:value="70224">
            <text:p>70224</text:p>
          </table:table-cell>
          <table:table-cell table:formula="of:=[.H15]+[.M15]+[.O15]" office:value-type="float" office:value="381090.404995475">
            <text:p>381090.404995475</text:p>
          </table:table-cell>
          <table:table-cell office:value-type="float" office:value="998984">
            <text:p>998984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0250069777945986">
            <text:p>0.0250069778</text:p>
          </table:table-cell>
          <table:table-cell table:formula="of:=[.B16]*[.Q16]" office:value-type="float" office:value="38257">
            <text:p>38257</text:p>
          </table:table-cell>
          <table:table-cell table:formula="of:=[.C16]/[.$K16]" office:value-type="float" office:value="0.0853566026032905">
            <text:p>0.0853566026</text:p>
          </table:table-cell>
          <table:table-cell office:value-type="float" office:value="0.0135012971834549">
            <text:p>0.0135012972</text:p>
          </table:table-cell>
          <table:table-cell table:formula="of:=[.E16]*[.$Q16]" office:value-type="float" office:value="20655">
            <text:p>20655</text:p>
          </table:table-cell>
          <table:table-cell table:formula="of:=[.F16]/[.$K16]" office:value-type="float" office:value="0.0460841317084707">
            <text:p>0.0460841317</text:p>
          </table:table-cell>
          <table:table-cell office:value-type="float" office:value="0.254462356840821">
            <text:p>0.2544623568</text:p>
          </table:table-cell>
          <table:table-cell table:formula="of:=[.H16]*[.$Q16]" office:value-type="float" office:value="389290">
            <text:p>389290</text:p>
          </table:table-cell>
          <table:table-cell table:formula="of:=[.I16]/[.$K16]" office:value-type="float" office:value="0.868559265688239">
            <text:p>0.8685592657</text:p>
          </table:table-cell>
          <table:table-cell table:formula="of:=[.C16]+[.F16]+[.I16]" office:value-type="float" office:value="448202">
            <text:p>448202</text:p>
          </table:table-cell>
          <table:table-cell office:value-type="float" office:value="0.65086580213916">
            <text:p>0.6508658021</text:p>
          </table:table-cell>
          <table:table-cell table:formula="of:=[.L16]*[.$Q16]" office:value-type="float" office:value="995729">
            <text:p>995729</text:p>
          </table:table-cell>
          <table:table-cell office:value-type="float" office:value="0.0561635660419661">
            <text:p>0.056163566</text:p>
          </table:table-cell>
          <table:table-cell table:formula="of:=[.N16]*[.$Q16]" office:value-type="float" office:value="85922">
            <text:p>85922</text:p>
          </table:table-cell>
          <table:table-cell table:formula="of:=[.H16]+[.M16]+[.O16]" office:value-type="float" office:value="1081651.25446236">
            <text:p>1081651.25446236</text:p>
          </table:table-cell>
          <table:table-cell office:value-type="float" office:value="1529853">
            <text:p>1529853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.00703294147375192">
            <text:p>0.0070329415</text:p>
          </table:table-cell>
          <table:table-cell table:formula="of:=[.B17]*[.Q17]" office:value-type="float" office:value="9797">
            <text:p>9797</text:p>
          </table:table-cell>
          <table:table-cell table:formula="of:=[.C17]/[.$K17]" office:value-type="float" office:value="0.0436178264547438">
            <text:p>0.0436178265</text:p>
          </table:table-cell>
          <table:table-cell office:value-type="float" office:value="0.00482119372641807">
            <text:p>0.0048211937</text:p>
          </table:table-cell>
          <table:table-cell table:formula="of:=[.E17]*[.$Q17]" office:value-type="float" office:value="6716">
            <text:p>6716</text:p>
          </table:table-cell>
          <table:table-cell table:formula="of:=[.F17]/[.$K17]" office:value-type="float" office:value="0.0299007167980054">
            <text:p>0.0299007168</text:p>
          </table:table-cell>
          <table:table-cell office:value-type="float" office:value="0.149385936701373">
            <text:p>0.1493859367</text:p>
          </table:table-cell>
          <table:table-cell table:formula="of:=[.H17]*[.$Q17]" office:value-type="float" office:value="208097">
            <text:p>208097</text:p>
          </table:table-cell>
          <table:table-cell table:formula="of:=[.I17]/[.$K17]" office:value-type="float" office:value="0.926481456747251">
            <text:p>0.9264814567</text:p>
          </table:table-cell>
          <table:table-cell table:formula="of:=[.C17]+[.F17]+[.I17]" office:value-type="float" office:value="224610">
            <text:p>224610</text:p>
          </table:table-cell>
          <table:table-cell office:value-type="float" office:value="0.787713852532921">
            <text:p>0.7877138525</text:p>
          </table:table-cell>
          <table:table-cell table:formula="of:=[.L17]*[.$Q17]" office:value-type="float" office:value="1097298">
            <text:p>1097298</text:p>
          </table:table-cell>
          <table:table-cell office:value-type="float" office:value="0.0510460755655355">
            <text:p>0.0510460756</text:p>
          </table:table-cell>
          <table:table-cell table:formula="of:=[.N17]*[.$Q17]" office:value-type="float" office:value="71108">
            <text:p>71108</text:p>
          </table:table-cell>
          <table:table-cell table:formula="of:=[.H17]+[.M17]+[.O17]" office:value-type="float" office:value="1168406.14938594">
            <text:p>1168406.14938594</text:p>
          </table:table-cell>
          <table:table-cell office:value-type="float" office:value="1393016">
            <text:p>1393016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00946115399016059">
            <text:p>0.009461154</text:p>
          </table:table-cell>
          <table:table-cell table:formula="of:=[.B18]*[.Q18]" office:value-type="float" office:value="12306">
            <text:p>12306</text:p>
          </table:table-cell>
          <table:table-cell table:formula="of:=[.C18]/[.$K18]" office:value-type="float" office:value="0.0573300039133109">
            <text:p>0.0573300039</text:p>
          </table:table-cell>
          <table:table-cell office:value-type="float" office:value="0.00371419103904321">
            <text:p>0.003714191</text:p>
          </table:table-cell>
          <table:table-cell table:formula="of:=[.E18]*[.$Q18]" office:value-type="float" office:value="4831">
            <text:p>4831</text:p>
          </table:table-cell>
          <table:table-cell table:formula="of:=[.F18]/[.$K18]" office:value-type="float" office:value="0.0225061960755083">
            <text:p>0.0225061961</text:p>
          </table:table-cell>
          <table:table-cell office:value-type="float" office:value="0.151854366192635">
            <text:p>0.1518543662</text:p>
          </table:table-cell>
          <table:table-cell table:formula="of:=[.H18]*[.$Q18]" office:value-type="float" office:value="197515">
            <text:p>197515</text:p>
          </table:table-cell>
          <table:table-cell table:formula="of:=[.I18]/[.$K18]" office:value-type="float" office:value="0.920163800011181">
            <text:p>0.9201638</text:p>
          </table:table-cell>
          <table:table-cell table:formula="of:=[.C18]+[.F18]+[.I18]" office:value-type="float" office:value="214652">
            <text:p>214652</text:p>
          </table:table-cell>
          <table:table-cell office:value-type="float" office:value="0.791564765389367">
            <text:p>0.7915647654</text:p>
          </table:table-cell>
          <table:table-cell table:formula="of:=[.L18]*[.$Q18]" office:value-type="float" office:value="1029578">
            <text:p>1029578</text:p>
          </table:table-cell>
          <table:table-cell office:value-type="float" office:value="0.0434055233887938">
            <text:p>0.0434055234</text:p>
          </table:table-cell>
          <table:table-cell table:formula="of:=[.N18]*[.$Q18]" office:value-type="float" office:value="56457">
            <text:p>56457</text:p>
          </table:table-cell>
          <table:table-cell table:formula="of:=[.H18]+[.M18]+[.O18]" office:value-type="float" office:value="1086035.15185437">
            <text:p>1086035.15185437</text:p>
          </table:table-cell>
          <table:table-cell office:value-type="float" office:value="1300687">
            <text:p>1300687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.00426431069122307">
            <text:p>0.0042643107</text:p>
          </table:table-cell>
          <table:table-cell table:formula="of:=[.B19]*[.Q19]" office:value-type="float" office:value="4678">
            <text:p>4678</text:p>
          </table:table-cell>
          <table:table-cell table:formula="of:=[.C19]/[.$K19]" office:value-type="float" office:value="0.0358904719159743">
            <text:p>0.0358904719</text:p>
          </table:table-cell>
          <table:table-cell office:value-type="float" office:value="0.00283223884515393">
            <text:p>0.0028322388</text:p>
          </table:table-cell>
          <table:table-cell table:formula="of:=[.E19]*[.$Q19]" office:value-type="float" office:value="3107">
            <text:p>3107</text:p>
          </table:table-cell>
          <table:table-cell table:formula="of:=[.F19]/[.$K19]" office:value-type="float" office:value="0.0238374724760436">
            <text:p>0.0238374725</text:p>
          </table:table-cell>
          <table:table-cell office:value-type="float" office:value="0.111718012200413">
            <text:p>0.1117180122</text:p>
          </table:table-cell>
          <table:table-cell table:formula="of:=[.H19]*[.$Q19]" office:value-type="float" office:value="122556">
            <text:p>122556</text:p>
          </table:table-cell>
          <table:table-cell table:formula="of:=[.I19]/[.$K19]" office:value-type="float" office:value="0.940272055607982">
            <text:p>0.9402720556</text:p>
          </table:table-cell>
          <table:table-cell table:formula="of:=[.C19]+[.F19]+[.I19]" office:value-type="float" office:value="130341">
            <text:p>130341</text:p>
          </table:table-cell>
          <table:table-cell office:value-type="float" office:value="0.8427519480188">
            <text:p>0.842751948</text:p>
          </table:table-cell>
          <table:table-cell table:formula="of:=[.L19]*[.$Q19]" office:value-type="float" office:value="924509">
            <text:p>924509</text:p>
          </table:table-cell>
          <table:table-cell office:value-type="float" office:value="0.0384334902444094">
            <text:p>0.0384334902</text:p>
          </table:table-cell>
          <table:table-cell table:formula="of:=[.N19]*[.$Q19]" office:value-type="float" office:value="42162">
            <text:p>42162</text:p>
          </table:table-cell>
          <table:table-cell table:formula="of:=[.H19]+[.M19]+[.O19]" office:value-type="float" office:value="966671.111718012">
            <text:p>966671.111718012</text:p>
          </table:table-cell>
          <table:table-cell office:value-type="float" office:value="1097012">
            <text:p>1097012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.00303393801164603">
            <text:p>0.003033938</text:p>
          </table:table-cell>
          <table:table-cell table:formula="of:=[.B20]*[.Q20]" office:value-type="float" office:value="4411">
            <text:p>4411</text:p>
          </table:table-cell>
          <table:table-cell table:formula="of:=[.C20]/[.$K20]" office:value-type="float" office:value="0.0268928978606398">
            <text:p>0.0268928979</text:p>
          </table:table-cell>
          <table:table-cell office:value-type="float" office:value="0.0011355773423776">
            <text:p>0.0011355773</text:p>
          </table:table-cell>
          <table:table-cell table:formula="of:=[.E20]*[.$Q20]" office:value-type="float" office:value="1651">
            <text:p>1651</text:p>
          </table:table-cell>
          <table:table-cell table:formula="of:=[.F20]/[.$K20]" office:value-type="float" office:value="0.0100657842593326">
            <text:p>0.0100657843</text:p>
          </table:table-cell>
          <table:table-cell office:value-type="float" office:value="0.108646069911946">
            <text:p>0.1086460699</text:p>
          </table:table-cell>
          <table:table-cell table:formula="of:=[.H20]*[.$Q20]" office:value-type="float" office:value="157959">
            <text:p>157959</text:p>
          </table:table-cell>
          <table:table-cell table:formula="of:=[.I20]/[.$K20]" office:value-type="float" office:value="0.963041317880028">
            <text:p>0.9630413179</text:p>
          </table:table-cell>
          <table:table-cell table:formula="of:=[.C20]+[.F20]+[.I20]" office:value-type="float" office:value="164021">
            <text:p>164021</text:p>
          </table:table-cell>
          <table:table-cell office:value-type="float" office:value="0.864038858617526">
            <text:p>0.8640388586</text:p>
          </table:table-cell>
          <table:table-cell table:formula="of:=[.L20]*[.$Q20]" office:value-type="float" office:value="1256214">
            <text:p>1256214</text:p>
          </table:table-cell>
          <table:table-cell office:value-type="float" office:value="0.0231455561165043">
            <text:p>0.0231455561</text:p>
          </table:table-cell>
          <table:table-cell table:formula="of:=[.N20]*[.$Q20]" office:value-type="float" office:value="33651">
            <text:p>33651</text:p>
          </table:table-cell>
          <table:table-cell table:formula="of:=[.H20]+[.M20]+[.O20]" office:value-type="float" office:value="1289865.10864607">
            <text:p>1289865.10864607</text:p>
          </table:table-cell>
          <table:table-cell office:value-type="float" office:value="1453886">
            <text:p>1453886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.00293350785670845">
            <text:p>0.0029335079</text:p>
          </table:table-cell>
          <table:table-cell table:formula="of:=[.B21]*[.Q21]" office:value-type="float" office:value="4182">
            <text:p>4182</text:p>
          </table:table-cell>
          <table:table-cell table:formula="of:=[.C21]/[.$K21]" office:value-type="float" office:value="0.0270658589624107">
            <text:p>0.027065859</text:p>
          </table:table-cell>
          <table:table-cell office:value-type="float" office:value="0.00138047428550986">
            <text:p>0.0013804743</text:p>
          </table:table-cell>
          <table:table-cell table:formula="of:=[.E21]*[.$Q21]" office:value-type="float" office:value="1968">
            <text:p>1968</text:p>
          </table:table-cell>
          <table:table-cell table:formula="of:=[.F21]/[.$K21]" office:value-type="float" office:value="0.0127368748058403">
            <text:p>0.0127368748</text:p>
          </table:table-cell>
          <table:table-cell office:value-type="float" office:value="0.104070084322568">
            <text:p>0.1040700843</text:p>
          </table:table-cell>
          <table:table-cell table:formula="of:=[.H21]*[.$Q21]" office:value-type="float" office:value="148362">
            <text:p>148362</text:p>
          </table:table-cell>
          <table:table-cell table:formula="of:=[.I21]/[.$K21]" office:value-type="float" office:value="0.960197266231749">
            <text:p>0.9601972662</text:p>
          </table:table-cell>
          <table:table-cell table:formula="of:=[.C21]+[.F21]+[.I21]" office:value-type="float" office:value="154512">
            <text:p>154512</text:p>
          </table:table-cell>
          <table:table-cell office:value-type="float" office:value="0.872826612289448">
            <text:p>0.8728266123</text:p>
          </table:table-cell>
          <table:table-cell table:formula="of:=[.L21]*[.$Q21]" office:value-type="float" office:value="1244299">
            <text:p>1244299</text:p>
          </table:table-cell>
          <table:table-cell office:value-type="float" office:value="0.0187893212457658">
            <text:p>0.0187893212</text:p>
          </table:table-cell>
          <table:table-cell table:formula="of:=[.N21]*[.$Q21]" office:value-type="float" office:value="26786">
            <text:p>26786</text:p>
          </table:table-cell>
          <table:table-cell table:formula="of:=[.H21]+[.M21]+[.O21]" office:value-type="float" office:value="1271085.10407008">
            <text:p>1271085.10407008</text:p>
          </table:table-cell>
          <table:table-cell office:value-type="float" office:value="1425597">
            <text:p>1425597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00249749073106782">
            <text:p>0.0024974907</text:p>
          </table:table-cell>
          <table:table-cell table:formula="of:=[.B22]*[.Q22]" office:value-type="float" office:value="4877">
            <text:p>4877</text:p>
          </table:table-cell>
          <table:table-cell table:formula="of:=[.C22]/[.$K22]" office:value-type="float" office:value="0.0248646388840738">
            <text:p>0.0248646389</text:p>
          </table:table-cell>
          <table:table-cell office:value-type="float" office:value="0.000567402036092505">
            <text:p>0.000567402</text:p>
          </table:table-cell>
          <table:table-cell table:formula="of:=[.E22]*[.$Q22]" office:value-type="float" office:value="1108">
            <text:p>1108</text:p>
          </table:table-cell>
          <table:table-cell table:formula="of:=[.F22]/[.$K22]" office:value-type="float" office:value="0.00564896860437846">
            <text:p>0.0056489686</text:p>
          </table:table-cell>
          <table:table-cell office:value-type="float" office:value="0.0973785821094246">
            <text:p>0.0973785821</text:p>
          </table:table-cell>
          <table:table-cell table:formula="of:=[.H22]*[.$Q22]" office:value-type="float" office:value="190157">
            <text:p>190157</text:p>
          </table:table-cell>
          <table:table-cell table:formula="of:=[.I22]/[.$K22]" office:value-type="float" office:value="0.969486392511548">
            <text:p>0.9694863925</text:p>
          </table:table-cell>
          <table:table-cell table:formula="of:=[.C22]+[.F22]+[.I22]" office:value-type="float" office:value="196142">
            <text:p>196142</text:p>
          </table:table-cell>
          <table:table-cell office:value-type="float" office:value="0.889122575226858">
            <text:p>0.8891225752</text:p>
          </table:table-cell>
          <table:table-cell table:formula="of:=[.L22]*[.$Q22]" office:value-type="float" office:value="1736243">
            <text:p>1736243</text:p>
          </table:table-cell>
          <table:table-cell office:value-type="float" office:value="0.0104339498965567">
            <text:p>0.0104339499</text:p>
          </table:table-cell>
          <table:table-cell table:formula="of:=[.N22]*[.$Q22]" office:value-type="float" office:value="20375">
            <text:p>20375</text:p>
          </table:table-cell>
          <table:table-cell table:formula="of:=[.H22]+[.M22]+[.O22]" office:value-type="float" office:value="1756618.09737858">
            <text:p>1756618.09737858</text:p>
          </table:table-cell>
          <table:table-cell office:value-type="float" office:value="1952760">
            <text:p>1952760</text:p>
          </table:table-cell>
          <table:table-cell table:number-columns-repeated="2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.00221394264709521">
            <text:p>0.0022139426</text:p>
          </table:table-cell>
          <table:table-cell table:formula="of:=[.B23]*[.Q23]" office:value-type="float" office:value="4563">
            <text:p>4563</text:p>
          </table:table-cell>
          <table:table-cell table:formula="of:=[.C23]/[.$K23]" office:value-type="float" office:value="0.0252526370549105">
            <text:p>0.0252526371</text:p>
          </table:table-cell>
          <table:table-cell office:value-type="float" office:value="0.000202326119622771">
            <text:p>0.0002023261</text:p>
          </table:table-cell>
          <table:table-cell table:formula="of:=[.E23]*[.$Q23]" office:value-type="float" office:value="417">
            <text:p>417</text:p>
          </table:table-cell>
          <table:table-cell table:formula="of:=[.F23]/[.$K23]" office:value-type="float" office:value="0.00230776893532713">
            <text:p>0.0023077689</text:p>
          </table:table-cell>
          <table:table-cell office:value-type="float" office:value="0.0852554719026273">
            <text:p>0.0852554719</text:p>
          </table:table-cell>
          <table:table-cell table:formula="of:=[.H23]*[.$Q23]" office:value-type="float" office:value="175714">
            <text:p>175714</text:p>
          </table:table-cell>
          <table:table-cell table:formula="of:=[.I23]/[.$K23]" office:value-type="float" office:value="0.972439594009762">
            <text:p>0.972439594</text:p>
          </table:table-cell>
          <table:table-cell table:formula="of:=[.C23]+[.F23]+[.I23]" office:value-type="float" office:value="180694">
            <text:p>180694</text:p>
          </table:table-cell>
          <table:table-cell office:value-type="float" office:value="0.908846018178298">
            <text:p>0.9088460182</text:p>
          </table:table-cell>
          <table:table-cell table:formula="of:=[.L23]*[.$Q23]" office:value-type="float" office:value="1873158">
            <text:p>1873158</text:p>
          </table:table-cell>
          <table:table-cell office:value-type="float" office:value="0.00348224115235642">
            <text:p>0.0034822412</text:p>
          </table:table-cell>
          <table:table-cell table:formula="of:=[.N23]*[.$Q23]" office:value-type="float" office:value="7177">
            <text:p>7177</text:p>
          </table:table-cell>
          <table:table-cell table:formula="of:=[.H23]+[.M23]+[.O23]" office:value-type="float" office:value="1880335.08525547">
            <text:p>1880335.08525547</text:p>
          </table:table-cell>
          <table:table-cell office:value-type="float" office:value="2061029">
            <text:p>2061029</text:p>
          </table:table-cell>
          <table:table-cell table:number-columns-repeated="2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.00255188995942914">
            <text:p>0.00255189</text:p>
          </table:table-cell>
          <table:table-cell table:formula="of:=[.B24]*[.Q24]" office:value-type="float" office:value="4447">
            <text:p>4447</text:p>
          </table:table-cell>
          <table:table-cell table:formula="of:=[.C24]/[.$K24]" office:value-type="float" office:value="0.0257761239016021">
            <text:p>0.0257761239</text:p>
          </table:table-cell>
          <table:table-cell table:style-name="ce1" office:value-type="float" office:value="0.00001319844143622">
            <text:p>1.32E-005</text:p>
          </table:table-cell>
          <table:table-cell table:formula="of:=[.E24]*[.$Q24]" office:value-type="float" office:value="23">
            <text:p>23</text:p>
          </table:table-cell>
          <table:table-cell table:formula="of:=[.F24]/[.$K24]" office:value-type="float" office:value="0.000133314785189307">
            <text:p>0.0001333148</text:p>
          </table:table-cell>
          <table:table-cell office:value-type="float" office:value="0.0964369946575004">
            <text:p>0.0964369947</text:p>
          </table:table-cell>
          <table:table-cell table:formula="of:=[.H24]*[.$Q24]" office:value-type="float" office:value="168054">
            <text:p>168054</text:p>
          </table:table-cell>
          <table:table-cell table:formula="of:=[.I24]/[.$K24]" office:value-type="float" office:value="0.974090561313209">
            <text:p>0.9740905613</text:p>
          </table:table-cell>
          <table:table-cell table:formula="of:=[.C24]+[.F24]+[.I24]" office:value-type="float" office:value="172524">
            <text:p>172524</text:p>
          </table:table-cell>
          <table:table-cell office:value-type="float" office:value="0.900806252618169">
            <text:p>0.9008062526</text:p>
          </table:table-cell>
          <table:table-cell table:formula="of:=[.L24]*[.$Q24]" office:value-type="float" office:value="1569772">
            <text:p>1569772</text:p>
          </table:table-cell>
          <table:table-cell office:value-type="float" office:value="0.000191664323465107">
            <text:p>0.0001916643</text:p>
          </table:table-cell>
          <table:table-cell table:formula="of:=[.N24]*[.$Q24]" office:value-type="float" office:value="334">
            <text:p>334</text:p>
          </table:table-cell>
          <table:table-cell table:formula="of:=[.H24]+[.M24]+[.O24]" office:value-type="float" office:value="1570106.09643699">
            <text:p>1570106.09643699</text:p>
          </table:table-cell>
          <table:table-cell office:value-type="float" office:value="1742630">
            <text:p>1742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7">11/17/2023</text:date>, <text:time>16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3-11-17T16:51:42.59</dc:date>
    <dc:creator>Aleksandrs Berdicevskis</dc:creator>
    <meta:editing-duration>PT1H8M22S</meta:editing-duration>
    <meta:editing-cycles>1</meta:editing-cycles>
    <meta:document-statistic meta:table-count="1" meta:cell-count="406" meta:object-count="0"/>
  </office:meta>
</office:document-meta>
</file>